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de" fo:country="CH" officeooo:rsid="000100c7" officeooo:paragraph-rsid="000100c7"/>
    </style:style>
    <style:style style:name="P2" style:family="paragraph" style:parent-style-name="Standard">
      <style:text-properties fo:language="de" fo:country="CH" officeooo:rsid="000100c7" officeooo:paragraph-rsid="00079819"/>
    </style:style>
    <style:style style:name="P3" style:family="paragraph" style:parent-style-name="Standard">
      <style:text-properties fo:language="de" fo:country="CH" officeooo:rsid="000100c7" officeooo:paragraph-rsid="0008708f"/>
    </style:style>
    <style:style style:name="P4" style:family="paragraph" style:parent-style-name="Standard">
      <style:text-properties fo:language="de" fo:country="CH" officeooo:rsid="000219a4" officeooo:paragraph-rsid="000219a4"/>
    </style:style>
    <style:style style:name="P5" style:family="paragraph" style:parent-style-name="Standard">
      <style:text-properties fo:language="de" fo:country="CH" officeooo:rsid="000219a4" officeooo:paragraph-rsid="0005fb13"/>
    </style:style>
    <style:style style:name="P6" style:family="paragraph" style:parent-style-name="Standard">
      <style:text-properties fo:language="de" fo:country="CH" officeooo:rsid="0004e376" officeooo:paragraph-rsid="0004e376"/>
    </style:style>
    <style:style style:name="T1" style:family="text">
      <style:text-properties officeooo:rsid="000219a4"/>
    </style:style>
    <style:style style:name="T2" style:family="text">
      <style:text-properties officeooo:rsid="00030046"/>
    </style:style>
    <style:style style:name="T3" style:family="text">
      <style:text-properties officeooo:rsid="000870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eweggründe:</text:p>
      <text:p text:style-name="P2">Computerspiele wichtiger Teil meines Lebens</text:p>
      <text:p text:style-name="P2"><text:span text:style-name="T1">spielen, verstehen und programmieren</text:span></text:p>
      <text:p text:style-name="P2"><text:span text:style-name="T1">YouTube</text:span></text:p>
      <text:p text:style-name="P1"/>
      <text:p text:style-name="P3">Erklärung:</text:p>
      <text:p text:style-name="P3"/>
      <text:p text:style-name="P3"><text:tab/>Spiel-Engine</text:p>
      <text:p text:style-name="P3"><text:tab/><text:span text:style-name="T3">erleichtert Spielentwicklung</text:span></text:p>
      <text:p text:style-name="P3"><text:tab/><text:span text:style-name="T3">kümmert sich um das visuelle</text:span></text:p>
      <text:p text:style-name="P3"><text:tab/></text:p>
      <text:p text:style-name="P3"><text:tab/>Unity</text:p>
      <text:p text:style-name="P1"><text:tab/><text:span text:style-name="T3">mit Physik-Engine</text:span></text:p>
      <text:p text:style-name="P1"><text:tab/></text:p>
      <text:p text:style-name="P1"><text:tab/></text:p>
      <text:p text:style-name="P1"/>
      <text:p text:style-name="P4">Ziel: 3D (unter anderem weil schon viele Spiele mit Scratch 2D), Weltraum, Raumschiff, Asteroiden</text:p>
      <text:p text:style-name="P4"/>
      <text:p text:style-name="P4">3D-Modells: Blender</text:p>
      <text:p text:style-name="P1"/>
      <text:p text:style-name="P5">Vorgehen: </text:p>
      <text:p text:style-name="P5"><text:span text:style-name="T2"><text:tab/>YouTube Tutorials (E)</text:span></text:p>
      <text:p text:style-name="P5"><text:span text:style-name="T2"><text:tab/>Unity Dokumentation</text:span></text:p>
      <text:p text:style-name="P1"/>
      <text:p text:style-name="P4">Problem: Raumschiff zittern</text:p>
      <text:p text:style-name="P4"/>
      <text:p text:style-name="P6">GitHub: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1-23T00:28:25.546000000</dc:date>
    <meta:editing-duration>PT1H17M27S</meta:editing-duration>
    <meta:editing-cycles>8</meta:editing-cycles>
    <meta:document-statistic meta:table-count="0" meta:image-count="0" meta:object-count="0" meta:page-count="1" meta:paragraph-count="20" meta:word-count="49" meta:character-count="408" meta:non-whitespace-character-count="365"/>
  </office:meta>
</office:document-meta>
</file>